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20.098cm" fo:margin-left="-0.191cm" fo:margin-top="0cm" fo:margin-bottom="0cm" style:page-number="auto" table:align="left" style:writing-mode="lr-tb"/>
    </style:style>
    <style:style style:name="Tableau1.A" style:family="table-column">
      <style:table-column-properties style:column-width="6.094cm"/>
    </style:style>
    <style:style style:name="Tableau1.B" style:family="table-column">
      <style:table-column-properties style:column-width="3.953cm"/>
    </style:style>
    <style:style style:name="Tableau1.1" style:family="table-row">
      <style:table-row-properties style:min-row-height="3cm" style:keep-together="true" fo:keep-together="auto"/>
    </style:style>
    <style:style style:name="Tableau1.A1" style:family="table-cell">
      <style:table-cell-properties fo:padding-left="0.191cm" fo:padding-right="0.191cm" fo:padding-top="0cm" fo:padding-bottom="0cm" fo:border="0.018cm solid #00000a"/>
    </style:style>
    <style:style style:name="Tableau1.2" style:family="table-row">
      <style:table-row-properties style:keep-together="true" fo:keep-together="auto"/>
    </style:style>
    <style:style style:name="P1" style:family="paragraph" style:parent-style-name="Standard">
      <style:paragraph-properties fo:margin-top="0cm" fo:margin-bottom="0cm" fo:line-height="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TOPIC/TITLE</text:p>
            <text:p text:style-name="P1"/>
            <text:p text:style-name="P1"/>
            <text:p text:style-name="P1"><text:bookmark text:name="Bookmark"/>Work with javascript arrays</text:p>
            <text:p text:style-name="P1"/>
            <text:p text:style-name="P1"/>
          </table:table-cell>
          <table:covered-table-cell/>
        </table:table-row>
        <table:table-row table:style-name="Tableau1.2">
          <table:table-cell table:style-name="Tableau1.A1" table:number-rows-spanned="35" office:value-type="string">
            <text:p text:style-name="P1">Keywords/Question</text:p>
            <text:p text:style-name="P1"/>
            <text:p text:style-name="P1">Arra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clud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ush</text:p>
            <text:p text:style-name="P1"/>
            <text:p text:style-name="P1"/>
            <text:p text:style-name="P1">.pop</text:p>
            <text:p text:style-name="P1"/>
            <text:p text:style-name="P1">First step of the challenge </text:p>
          </table:table-cell>
          <table:table-cell table:style-name="Tableau1.A1" office:value-type="string">
            <text:p text:style-name="P1">Notes : </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Coolection of items that are related, and they can be store together into the same container or the same variable</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Var eggs [a, b c, d, e, f] ;</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You can specify a position </text:p>
            <text:p text:style-name="P1">var eggs [1] ; =&gt; b (rember with start with position 0)</text:p>
          </table:table-cell>
        </table:table-row>
        <table:table-row table:style-name="Tableau1.2">
          <table:covered-table-cell/>
          <table:table-cell table:style-name="Tableau1.A1" office:value-type="string">
            <text:p text:style-name="P1">Or use length</text:p>
          </table:table-cell>
        </table:table-row>
        <table:table-row table:style-name="Tableau1.2">
          <table:covered-table-cell/>
          <table:table-cell table:style-name="Tableau1.A1" office:value-type="string">
            <text:p text:style-name="P1">Eggs.length ; 5 =&gt; f</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When you see [] (square brackets) it is oftenly something to do with a collection data type </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var guestlist = ["Angela", "Alex", "Jack", "Roger", "Jane", "Maria"];</text:p>
            <text:p text:style-name="P1">console.log(guestlist);</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gt;(6) ["Angela", "Alex", "Jack", "Roger", "Jane", "Maria"]</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var guestlist = ["Angela", "Alex", "Jack", "Roger", "Jane", "Maria"];</text:p>
            <text:p text:style-name="P1">console.log(guestlist).length; =&gt; 6</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Eggs.includes (a) ; it will return true (boolean output from the function) </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Example : </text:p>
          </table:table-cell>
        </table:table-row>
        <table:table-row table:style-name="Tableau1.2">
          <table:covered-table-cell/>
          <table:table-cell table:style-name="Tableau1.A1" office:value-type="string">
            <text:p text:style-name="P1">var name = prompt ("What is your name?");</text:p>
            <text:p text:style-name="P1">var guestlist = ["Angela", "Alex", "Jack", "Roger", "Jane", "Maria"];</text:p>
            <text:p text:style-name="P1">if (guestlist.includes (name)) {</text:p>
            <text:p text:style-name="P1"><text:s text:c="4"/>alert("Welcome");</text:p>
            <text:p text:style-name="P1">}else{</text:p>
            <text:p text:style-name="P1"><text:s text:c="4"/>alert("Maybe next time");</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Codinghorror website</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Fizz buzz problem ; a common question in terview when you have to make a program when the number count is divisible by three you have to shout fizz instead and if it is divisible by five you have to shout buzz. If your number is divisible by both you have to to shout fizzbuzz. </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Instead of making a list yo cane use .push (always tagged at the end of the array).</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You can pop items of your array by using the name of your array.pop</text:p>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
            <text:p text:style-name="P1">var output = [];</text:p>
            <text:p text:style-name="P1">var count = 1</text:p>
            <text:p text:style-name="P1"><text:soft-page-break/></text:p>
            <text:p text:style-name="P1">function fizzBuzz () {</text:p>
            <text:p text:style-name="P1"><text:s text:c="3"/></text:p>
            <text:p text:style-name="P1"><text:s text:c="4"/>output.push(count);</text:p>
            <text:p text:style-name="P1"><text:s text:c="4"/>count++; (=&gt; count = count+1;)</text:p>
            <text:p text:style-name="P1"/>
            <text:p text:style-name="P1">console.log (output);</text:p>
            <text:p text:style-name="P1"/>
            <text:p text:style-name="P1"/>
          </table:table-cell>
        </table:table-row>
        <table:table-row table:style-name="Tableau1.2">
          <table:covered-table-cell/>
          <table:table-cell table:style-name="Tableau1.A1" office:value-type="string">
            <text:p text:style-name="P1"/>
          </table:table-cell>
        </table:table-row>
        <table:table-row table:style-name="Tableau1.2">
          <table:covered-table-cell/>
          <table:table-cell table:style-name="Tableau1.A1" office:value-type="string">
            <text:p text:style-name="P1"/>
          </table:table-cell>
        </table:table-row>
        <table:table-row table:style-name="Tableau1.1">
          <table:table-cell table:style-name="Tableau1.A1" table:number-columns-spanned="2" office:value-type="string">
            <text:p text:style-name="P1"><text:s/>if (count%3===0){</text:p>
            <text:p text:style-name="P1"><text:s text:c="8"/>return "fizz";</text:p>
            <text:p text:style-name="P1"><text:s text:c="4"/>}else{</text:p>
            <text:p text:style-name="P1"><text:s text:c="8"/>return count;</text:p>
            <text:p text:style-name="P1"><text:s text:c="4"/>}</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0.439cm" fo:margin-left="0.42cm" fo:margin-right="0.4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ULLEC, Alexandre</meta:initial-creator>
    <meta:editing-cycles>11</meta:editing-cycles>
    <meta:creation-date>2020-08-07T07:41:00</meta:creation-date>
    <dc:date>2020-08-31T23:14:45.09</dc:date>
    <meta:editing-duration>PT2H35S</meta:editing-duration>
    <meta:generator>OpenOffice/4.1.7$Win32 OpenOffice.org_project/417m1$Build-9800</meta:generator>
    <meta:document-statistic meta:table-count="1" meta:image-count="0" meta:object-count="0" meta:page-count="2" meta:paragraph-count="45" meta:word-count="273" meta:character-count="1655"/>
    <meta:user-defined meta:name="AppVersion">16.0000</meta:user-defined>
    <meta:user-defined meta:name="Company">Transde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